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338cm" fo:min-width="4.263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338cm" fo:min-width="4.263cm" fo:padding-top="0.176cm" fo:padding-bottom="0.176cm" fo:padding-left="0.301cm" fo:padding-right="0.301cm"/>
      <style:paragraph-properties style:writing-mode="lr-tb"/>
    </style:style>
    <style:style style:name="gr3" style:family="graphic" style:parent-style-name="objectwithoutfill">
      <style:graphic-properties svg:stroke-width="0.152cm" svg:stroke-color="#106802" draw:marker-start-width="0.432cm" draw:marker-end="Стили_20_стрелок_20_1" draw:marker-end-width="0.533cm" draw:fill="none" draw:textarea-vertical-align="middle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068cm" fo:min-width="2.992cm"/>
      <style:paragraph-properties style:writing-mode="lr-tb"/>
    </style:style>
    <style:style style:name="gr5" style:family="graphic" style:parent-style-name="objectwithoutfill">
      <style:graphic-properties svg:stroke-width="0.152cm" draw:marker-start-width="0.432cm" draw:marker-end="Стили_20_стрелок_20_2" draw:marker-end-width="0.533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draw:marker-start-width="0.432cm" draw:marker-end="Стили_20_стрелок_20_3" draw:marker-end-width="0.533cm" draw:fill="none" draw:textarea-vertical-align="middle" fo:padding-top="0.201cm" fo:padding-bottom="0.201cm" fo:padding-left="0.326cm" fo:padding-right="0.326cm"/>
    </style:style>
    <style:style style:name="gr7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338cm" fo:min-width="4.263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418cm" fo:min-width="2.676cm"/>
      <style:paragraph-properties style:writing-mode="lr-tb"/>
    </style:style>
    <style:style style:name="gr9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338cm" fo:min-width="4.263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236cm" fo:min-width="3.431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 style:list-style-name="L1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871cm" fo:min-width="6.066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1.034cm" fo:min-width="2.992cm"/>
      <style:paragraph-properties style:writing-mode="lr-tb"/>
    </style:style>
    <style:style style:name="gr13" style:family="graphic" style:parent-style-name="objectwithoutfill">
      <style:graphic-properties svg:stroke-width="0.152cm" svg:stroke-color="#106802" draw:marker-start-width="0.432cm" draw:marker-end="Стили_20_стрелок_20_2" draw:marker-end-width="0.533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763cm" svg:height="1.588cm" svg:x="1.952cm" svg:y="1.634cm">
          <text:p text:style-name="P1">Горит зеленый диод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763cm" svg:height="1.588cm" svg:x="10.842cm" svg:y="1.635cm">
          <text:p text:style-name="P1">Все диоды погашены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715cm" svg:y1="2.428cm" svg:x2="10.842cm" svg:y2="2.429cm" draw:start-shape="id1" draw:start-glue-point="1" draw:end-shape="id2" draw:end-glue-point="3" svg:d="M6715 2428c3094 0 1031 1 4127 1" svg:viewBox="0 0 4128 2">
          <text:p text:style-name="P3">t&gt;200мс</text:p>
          <text:p text:style-name="P3"/>
        </draw:connector>
        <draw:custom-shape draw:style-name="gr4" draw:text-style-name="P4" xml:id="id3" draw:id="id3" draw:layer="layout" svg:width="3.492cm" svg:height="0.318cm" svg:x="4.81cm" svg:y="4.492cm">
          <text:p text:style-name="P5">t&lt;200мс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333cm" svg:y1="3.222cm" svg:x2="6.556cm" svg:y2="4.81cm" draw:start-shape="id1" draw:start-glue-point="2" draw:end-shape="id3" draw:end-glue-point="2" svg:d="M4333 3222c0 943-23 629-23 1392 0 764 2246 1048 2246 196" svg:viewBox="0 0 2247 2110">
          <text:p/>
        </draw:connector>
        <draw:connector draw:style-name="gr6" draw:text-style-name="P6" draw:layer="layout" draw:type="curve" draw:line-skew="-0.317cm" svg:x1="6.556cm" svg:y1="4.492cm" svg:x2="4.333cm" svg:y2="3.222cm" draw:start-shape="id3" draw:start-glue-point="0" draw:end-shape="id1" draw:end-glue-point="2" svg:d="M6556 4492c0-1437-2223-802-2223-1270" svg:viewBox="0 0 2224 1271">
          <text:p/>
        </draw:connector>
        <draw:custom-shape draw:style-name="gr7" draw:text-style-name="P2" xml:id="id4" draw:id="id4" draw:layer="layout" svg:width="4.763cm" svg:height="1.588cm" svg:x="10.842cm" svg:y="6.079cm">
          <text:p text:style-name="P1">Горит красный диод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3.223cm" svg:y1="3.223cm" svg:x2="13.223cm" svg:y2="6.079cm" draw:start-shape="id2" draw:start-glue-point="2" draw:end-shape="id4" draw:end-glue-point="0" svg:d="M13223 3223v2856" svg:viewBox="0 0 1 2857">
          <text:p text:style-name="P3"><text:s text:c="14"/>t&gt;200мс</text:p>
        </draw:connector>
        <draw:custom-shape draw:style-name="gr8" draw:text-style-name="P4" xml:id="id5" draw:id="id5" draw:layer="layout" svg:width="3.176cm" svg:height="0.668cm" svg:x="3.539cm" svg:y="8.302cm">
          <text:p text:style-name="P5">t&lt;200мс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377cm" svg:x1="5.127cm" svg:y1="8.302cm" svg:x2="4.492cm" svg:y2="7.667cm" draw:start-shape="id5" draw:start-glue-point="0" svg:d="M5127 8302c0-285-635 32-635-635" svg:viewBox="0 0 636 636">
          <text:p/>
        </draw:connector>
        <draw:connector draw:style-name="gr5" draw:text-style-name="P6" draw:layer="layout" draw:type="curve" svg:x1="4.492cm" svg:y1="7.667cm" svg:x2="5.127cm" svg:y2="8.97cm" draw:end-shape="id5" draw:end-glue-point="2" svg:d="M4492 7667c-2179 0-1817 902-1113 1415s1748 638 1748-112" svg:viewBox="0 0 2292 1834">
          <text:p/>
        </draw:connector>
        <draw:custom-shape draw:style-name="gr9" draw:text-style-name="P2" xml:id="id6" draw:id="id6" draw:layer="layout" svg:width="4.763cm" svg:height="1.588cm" svg:x="1.952cm" svg:y="6.079cm">
          <text:p text:style-name="P1">Все диоды погашены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0.842cm" svg:y1="6.873cm" svg:x2="6.715cm" svg:y2="6.873cm" draw:start-shape="id4" draw:start-glue-point="3" draw:end-shape="id6" draw:end-glue-point="1" svg:d="M10842 6873h-4127" svg:viewBox="0 0 4128 1">
          <text:p text:style-name="P3">t&gt;200мс</text:p>
          <text:p text:style-name="P3"/>
        </draw:connector>
        <draw:connector draw:style-name="gr3" draw:text-style-name="P4" draw:layer="layout" draw:type="curve" svg:x1="1.952cm" svg:y1="6.873cm" svg:x2="1.952cm" svg:y2="2.428cm" draw:start-shape="id6" draw:start-glue-point="3" draw:end-shape="id1" draw:end-glue-point="3" svg:d="M1952 6873c-828 0-828-4445 0-4445" svg:viewBox="0 0 622 4446">
          <text:p text:style-name="P3"><text:s text:c="10"/>t&gt;200мс</text:p>
        </draw:connector>
        <draw:custom-shape draw:style-name="gr4" draw:text-style-name="P4" xml:id="id7" draw:id="id7" draw:layer="layout" svg:width="3.492cm" svg:height="0.318cm" svg:x="16.557cm" svg:y="6.725cm">
          <text:p text:style-name="P5">t&lt;200мс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8.303cm" svg:y1="6.725cm" svg:x2="15.605cm" svg:y2="6.884cm" draw:start-shape="id7" draw:start-glue-point="0" svg:d="M18303 6725c0-846-2698-925-2698 159" svg:viewBox="0 0 2699 805">
          <text:p/>
        </draw:connector>
        <draw:connector draw:style-name="gr5" draw:text-style-name="P6" draw:layer="layout" draw:type="curve" svg:x1="15.605cm" svg:y1="6.884cm" svg:x2="18.303cm" svg:y2="7.043cm" draw:end-shape="id7" draw:end-glue-point="2" svg:d="M15605 6884c0 1090 2698 1011 2698 159" svg:viewBox="0 0 2699 809">
          <text:p/>
        </draw:connector>
        <draw:custom-shape draw:style-name="gr4" draw:text-style-name="P4" xml:id="id8" draw:id="id8" draw:layer="layout" svg:width="3.492cm" svg:height="0.318cm" svg:x="16.558cm" svg:y="2.28cm">
          <text:p text:style-name="P5">t&lt;200мс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8.304cm" svg:y1="2.28cm" svg:x2="15.606cm" svg:y2="2.439cm" draw:start-shape="id8" draw:start-glue-point="0" svg:d="M18304 2280c0-846-2698-925-2698 159" svg:viewBox="0 0 2699 805">
          <text:p/>
        </draw:connector>
        <draw:connector draw:style-name="gr5" draw:text-style-name="P6" draw:layer="layout" draw:type="curve" svg:x1="15.606cm" svg:y1="2.439cm" svg:x2="18.304cm" svg:y2="2.598cm" draw:end-shape="id8" draw:end-glue-point="2" svg:d="M15606 2439c0 1090 2698 1011 2698 159" svg:viewBox="0 0 2699 809">
          <text:p/>
        </draw:connector>
        <draw:custom-shape draw:style-name="gr10" draw:text-style-name="P2" xml:id="id9" draw:id="id9" draw:layer="layout" svg:width="4.033cm" svg:height="1.588cm" svg:x="1.412cm" svg:y="13.39cm">
          <text:p text:style-name="P1">Ожидание UART’а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6.668cm" svg:height="2.223cm" svg:x="13.699cm" svg:y="13.072cm">
          <text:p text:style-name="P1">передача i-го байта;</text:p>
          <text:p text:style-name="P1">i++;</text:p>
          <text:p text:style-name="P1">if(i&gt;=MAX)i=0;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.445cm" svg:y1="14.184cm" svg:x2="13.699cm" svg:y2="14.183cm" draw:start-shape="id9" draw:start-glue-point="1" draw:end-shape="id10" draw:end-glue-point="3" svg:d="M5445 14184c6190 0 2064-1 8254-1" svg:viewBox="0 0 8255 2">
          <text:p text:style-name="P3">UART готов к передаче</text:p>
          <text:p text:style-name="P3"/>
        </draw:connector>
        <draw:custom-shape draw:style-name="gr12" draw:text-style-name="P4" xml:id="id11" draw:id="id11" draw:layer="layout" svg:width="3.492cm" svg:height="1.284cm" svg:x="2.904cm" svg:y="16.551cm">
          <text:p text:style-name="P5">UART не готов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4.65cm" svg:y1="16.551cm" svg:x2="3.428cm" svg:y2="14.978cm" draw:start-shape="id11" draw:start-glue-point="0" draw:end-shape="id9" draw:end-glue-point="2" svg:d="M4650 16551c0-1141-1222-355-1222-1573" svg:viewBox="0 0 1223 1574">
          <text:p/>
        </draw:connector>
        <draw:connector draw:style-name="gr5" draw:text-style-name="P6" draw:layer="layout" draw:type="curve" svg:x1="3.428cm" svg:y1="14.978cm" svg:x2="4.65cm" svg:y2="17.835cm" draw:start-shape="id9" draw:start-glue-point="2" draw:end-shape="id11" draw:end-glue-point="2" svg:d="M3428 14978c0 1218-1024 812-1024 2084 0 1273 2246 1523 2246 773" svg:viewBox="0 0 2247 3279">
          <text:p/>
        </draw:connector>
        <draw:connector draw:style-name="gr13" draw:text-style-name="P6" draw:layer="layout" draw:type="curve" svg:x1="17.033cm" svg:y1="13.072cm" svg:x2="3.428cm" svg:y2="13.39cm" draw:start-shape="id10" draw:start-glue-point="0" draw:end-shape="id9" draw:end-glue-point="0" svg:d="M17033 13072c0-828-13605-987-13605 318" svg:viewBox="0 0 13606 961">
          <text:p/>
        </draw:connector>
      </draw:page>
      <draw:page draw:name="page2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23:42:39.775815748</meta:creation-date>
    <dc:date>2022-11-20T10:22:32.285920197</dc:date>
    <meta:editing-duration>PT14M11S</meta:editing-duration>
    <meta:editing-cycles>4</meta:editing-cycles>
    <meta:generator>LibreOffice/7.3.3.2$Linux_X86_64 LibreOffice_project/30$Build-2</meta:generator>
    <meta:document-statistic meta:object-count="27"/>
  </office:meta>
</office:document-meta>
</file>